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color="#3366ff"/>
    </style:style>
    <style:style style:name="P2" style:family="paragraph" style:parent-style-name="Standard">
      <style:text-properties officeooo:rsid="000d8ea2" officeooo:paragraph-rsid="000d8ea2"/>
    </style:style>
    <style:style style:name="P3" style:family="paragraph" style:parent-style-name="Standard">
      <style:text-properties fo:font-size="12pt" fo:font-weight="normal" officeooo:rsid="000d8ea2" officeooo:paragraph-rsid="000d8ea2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officeooo:paragraph-rsid="000e91e4"/>
    </style:style>
    <style:style style:name="P5" style:family="paragraph" style:parent-style-name="Standard" style:list-style-name="L2">
      <style:text-properties officeooo:paragraph-rsid="000d8ea2"/>
    </style:style>
    <style:style style:name="P6" style:family="paragraph" style:parent-style-name="Standard" style:list-style-name="L2">
      <style:text-properties officeooo:rsid="00106ab8" officeooo:paragraph-rsid="00106ab8"/>
    </style:style>
    <style:style style:name="P7" style:family="paragraph" style:parent-style-name="Standard" style:list-style-name="L1">
      <style:text-properties officeooo:rsid="001241e9" officeooo:paragraph-rsid="001241e9"/>
    </style:style>
    <style:style style:name="P8" style:family="paragraph" style:parent-style-name="Standard" style:list-style-name="L1">
      <style:text-properties officeooo:rsid="0012f5ed" officeooo:paragraph-rsid="0012f5ed"/>
    </style:style>
    <style:style style:name="P9" style:family="paragraph" style:parent-style-name="Standard" style:list-style-name="L1">
      <style:text-properties officeooo:rsid="001535bc" officeooo:paragraph-rsid="001535bc"/>
    </style:style>
    <style:style style:name="P10" style:family="paragraph" style:parent-style-name="Standard" style:list-style-name="L1">
      <style:text-properties officeooo:rsid="001833dd" officeooo:paragraph-rsid="001833dd"/>
    </style:style>
    <style:style style:name="P1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style:font-size-asian="16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0d8ea2"/>
    </style:style>
    <style:style style:name="T5" style:family="text">
      <style:text-properties officeooo:rsid="00129b7c"/>
    </style:style>
    <style:style style:name="T6" style:family="text">
      <style:text-properties officeooo:rsid="0013e545"/>
    </style:style>
    <style:style style:name="T7" style:family="text">
      <style:text-properties officeooo:rsid="001670f1"/>
    </style:style>
    <style:style style:name="T8" style:family="text">
      <style:text-properties officeooo:rsid="001898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><text:span text:style-name="T1">Needs Analysis for Content Strategy</text:span></text:p>
      <text:p text:style-name="Standard"/>
      <text:p text:style-name="Standard"/>
      <text:p text:style-name="Standard"><text:span text:style-name="T3">Site</text:span></text:p>
      <text:p text:style-name="P3">http://www.pureskinlounge.com</text:p>
      <text:p text:style-name="Standard"/>
      <text:p text:style-name="Standard"><text:span text:style-name="T3">Audience Profile</text:span></text:p>
      <text:p text:style-name="P2">Male/Female (no age, but wants keep their youthful appeal)</text:p>
      <text:p text:style-name="P2">Beauty conscious professionals.</text:p>
      <text:p text:style-name="Standard"><text:bookmark text:name="_GoBack"/></text:p>
      <text:p text:style-name="Standard"><text:span text:style-name="T3">Subject Matter</text:span></text:p>
      <text:p text:style-name="P2">Skin care, waxing, and tanning.</text:p>
      <text:p text:style-name="Standard"/>
      <text:p text:style-name="Standard"><text:span text:style-name="T3">Desired Outcome</text:span></text:p>
      <text:list xml:id="list7540848458635276196" text:style-name="L1">
        <text:list-item>
          <text:p text:style-name="P4"><text:span text:style-name="T4">Targeted SEO within reasonable travel for clientèle that enjoys leisure, pampering and visual improvements.</text:span></text:p>
        </text:list-item>
        <text:list-item>
          <text:p text:style-name="P4"><text:span text:style-name="T4">Easy product purchase renewal process. Do NOT bother clientèle with details.</text:span></text:p>
        </text:list-item>
        <text:list-item>
          <text:p text:style-name="P4"><text:span text:style-name="T4">Valued scheduling (booking) system.</text:span></text:p>
        </text:list-item>
        <text:list-item>
          <text:p text:style-name="P7"><text:span text:style-name="T5">I</text:span>mages moved to top to catch <text:span text:style-name="T5">visitor</text:span> eye and tell a visual story.</text:p>
        </text:list-item>
        <text:list-item>
          <text:p text:style-name="P8">Specific landing page (<text:span text:style-name="T6">show complete pleasurable experience </text:span>with story on it) – NOT the about page.</text:p>
        </text:list-item>
        <text:list-item>
          <text:p text:style-name="P9">Because it's word of mouth (show ratings &amp; reviews), the less said is better (less service explanations &amp; product information).</text:p>
        </text:list-item>
        <text:list-item>
          <text:p text:style-name="P9">Visual carousel</text:p>
        </text:list-item>
        <text:list-item>
          <text:p text:style-name="P9">lab room clean visuals</text:p>
        </text:list-item>
        <text:list-item>
          <text:p text:style-name="P9">bright fashion colors</text:p>
        </text:list-item>
        <text:list-item>
          <text:p text:style-name="P9">product reviews <text:span text:style-name="T7">(but treatment comparison photos)</text:span></text:p>
        </text:list-item>
        <text:list-item>
          <text:p text:style-name="P10">N<text:span text:style-name="T8">eeds</text:span> logo (<text:span text:style-name="T8">and</text:span> visual theme) to connect with clientèle, <text:span text:style-name="T8">along with a text typography that delivers her “story”</text:span></text:p>
        </text:list-item>
      </text:list>
      <text:p text:style-name="Standard"/>
      <text:p text:style-name="Standard"><text:span text:style-name="T3">Voice and Tone</text:span></text:p>
      <text:list xml:id="list7532080864800367196" text:style-name="L2">
        <text:list-item>
          <text:p text:style-name="P5"><text:span text:style-name="T4">Upscale and beautiful.</text:span></text:p>
        </text:list-item>
        <text:list-item>
          <text:p text:style-name="P6">Relaxing and <text:span text:style-name="T7">elegant </text:span>care.</text:p>
        </text:list-item>
      </text:list>
      <text:p text:style-name="Standard"/>
      <text:p text:style-name="Standard"><text:span text:style-name="T3">Reason for Choosing Site</text:span></text:p>
      <text:p text:style-name="P2">Owner is a client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8</meta:editing-cycles>
    <meta:creation-date>2013-03-05T23:07:00</meta:creation-date>
    <dc:date>2016-03-08T20:15:06.902299216</dc:date>
    <meta:editing-duration>PT1H40M44S</meta:editing-duration>
    <meta:generator>LibreOffice/5.0.5.2$Linux_X86_64 LibreOffice_project/00m0$Build-2</meta:generator>
    <meta:document-statistic meta:table-count="0" meta:image-count="0" meta:object-count="0" meta:page-count="1" meta:paragraph-count="25" meta:word-count="171" meta:character-count="1077" meta:non-whitespace-character-count="943"/>
    <meta:user-defined meta:name="AppVersion">14.0000</meta:user-defined>
    <meta:user-defined meta:name="Company">VMWa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